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243a7" officeooo:paragraph-rsid="000243a7"/>
    </style:style>
    <style:style style:name="P2" style:family="paragraph" style:parent-style-name="Title">
      <style:text-properties officeooo:rsid="000243a7" officeooo:paragraph-rsid="000243a7"/>
    </style:style>
    <style:style style:name="P3" style:family="paragraph" style:parent-style-name="Preformatted_20_Text">
      <style:text-properties officeooo:rsid="000243a7"/>
    </style:style>
    <style:style style:name="P4" style:family="paragraph" style:parent-style-name="Preformatted_20_Text">
      <style:text-properties style:font-name="Liberation Mono" fo:font-size="8pt" style:font-size-asian="8pt" style:font-size-complex="8pt"/>
    </style:style>
    <style:style style:name="P5" style:family="paragraph" style:parent-style-name="Text_20_body">
      <style:text-properties officeooo:rsid="0004507e" officeooo:paragraph-rsid="0004507e"/>
    </style:style>
    <style:style style:name="P6" style:family="paragraph" style:parent-style-name="Text_20_body">
      <style:text-properties officeooo:rsid="0004507e" officeooo:paragraph-rsid="0004ba4c"/>
    </style:style>
    <style:style style:name="P7" style:family="paragraph" style:parent-style-name="Text_20_body">
      <style:text-properties officeooo:rsid="00048ab8" officeooo:paragraph-rsid="00048ab8"/>
    </style:style>
    <style:style style:name="P8" style:family="paragraph" style:parent-style-name="Text_20_body">
      <style:text-properties officeooo:paragraph-rsid="00048ab8"/>
    </style:style>
    <style:style style:name="P9" style:family="paragraph" style:parent-style-name="Text_20_body">
      <style:text-properties officeooo:paragraph-rsid="0004ba4c"/>
    </style:style>
    <style:style style:name="P10" style:family="paragraph" style:parent-style-name="Text_20_body">
      <style:text-properties officeooo:rsid="0004ba4c" officeooo:paragraph-rsid="0004ba4c"/>
    </style:style>
    <style:style style:name="P11" style:family="paragraph" style:parent-style-name="Standard">
      <loext:graphic-properties draw:fill="solid" draw:fill-color="#ffffff"/>
      <style:paragraph-properties fo:background-color="#ffffff" fo:padding="0in" fo:border="none" style:shadow="none"/>
    </style:style>
    <style:style style:name="P12" style:family="paragraph" style:parent-style-name="Heading_20_1">
      <style:text-properties officeooo:rsid="000243a7" officeooo:paragraph-rsid="000243a7"/>
    </style:style>
    <style:style style:name="P13" style:family="paragraph" style:parent-style-name="Heading_20_1">
      <style:text-properties officeooo:rsid="00066af1" officeooo:paragraph-rsid="00066af1"/>
    </style:style>
    <style:style style:name="P14" style:family="paragraph" style:parent-style-name="Text_20_body">
      <style:text-properties officeooo:rsid="000243a7" officeooo:paragraph-rsid="000243a7"/>
    </style:style>
    <style:style style:name="P15" style:family="paragraph" style:parent-style-name="Text_20_body">
      <style:text-properties officeooo:rsid="00066af1" officeooo:paragraph-rsid="00066af1"/>
    </style:style>
    <style:style style:name="P16" style:family="paragraph" style:parent-style-name="Text_20_body" style:list-style-name="L2">
      <style:text-properties officeooo:rsid="0007f83c" officeooo:paragraph-rsid="0007f83c"/>
    </style:style>
    <style:style style:name="P17" style:family="paragraph" style:parent-style-name="Text_20_body">
      <style:text-properties officeooo:rsid="0007f83c" officeooo:paragraph-rsid="0007f83c"/>
    </style:style>
    <style:style style:name="T1" style:family="text">
      <style:text-properties fo:font-style="italic" style:font-style-asian="italic" style:font-style-complex="italic"/>
    </style:style>
    <style:style style:name="T2" style:family="text">
      <style:text-properties fo:font-style="italic" officeooo:rsid="00048ab8"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048ab8"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2e80d" style:font-style-asian="normal" style:font-weight-asian="normal" style:font-style-complex="normal" style:font-weight-complex="normal"/>
    </style:style>
    <style:style style:name="T8" style:family="text">
      <style:text-properties officeooo:rsid="0002e80d"/>
    </style:style>
    <style:style style:name="T9" style:family="text">
      <style:text-properties fo:color="#080808" loext:opacity="100%" style:font-name="JetBrains Mono" fo:font-size="11.5pt" fo:font-style="normal" fo:font-weight="normal" style:font-size-asian="11.5pt" style:font-style-asian="normal" style:font-weight-asian="normal"/>
    </style:style>
    <style:style style:name="T10" style:family="text">
      <style:text-properties fo:color="#080808" loext:opacity="100%" fo:font-size="11.5pt" style:font-size-asian="11.5pt"/>
    </style:style>
    <style:style style:name="T11" style:family="text">
      <style:text-properties fo:color="#080808" loext:opacity="100%" fo:font-style="normal" fo:font-weight="normal" style:font-style-asian="normal" style:font-weight-asian="normal"/>
    </style:style>
    <style:style style:name="T12" style:family="text">
      <style:text-properties fo:color="#080808" loext:opacity="100%" fo:font-style="normal" fo:font-weight="normal" style:font-style-asian="normal" style:font-weight-asian="normal" style:font-style-complex="normal" style:font-weight-complex="normal"/>
    </style:style>
    <style:style style:name="T13" style:family="text">
      <style:text-properties fo:color="#080808" loext:opacity="100%" style:font-name="Liberation Mono" fo:font-size="8pt" fo:font-style="normal" fo:font-weight="normal" style:font-size-asian="8pt" style:font-style-asian="normal" style:font-weight-asian="normal" style:font-size-complex="8pt"/>
    </style:style>
    <style:style style:name="T14" style:family="text">
      <style:text-properties officeooo:rsid="0004507e"/>
    </style:style>
    <style:style style:name="T15" style:family="text">
      <style:text-properties officeooo:rsid="00048ab8"/>
    </style:style>
    <style:style style:name="T16" style:family="text">
      <style:text-properties officeooo:rsid="0004ba4c"/>
    </style:style>
    <style:style style:name="T17" style:family="text">
      <style:text-properties officeooo:rsid="0005376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ing OA4MP as a <text:span text:style-name="T17">Dedicated</text:span> Token Issuer</text:p>
      <text:h text:style-name="P13" text:outline-level="1">Overview</text:h>
      <text:p text:style-name="P15">In this case, you have a possibly existing service that you want to start issuing tokens. OA4MP may be completely hidden from users. This can give enormous flexibility in use. The two major cases are</text:p>
      <text:list text:style-name="L2">
        <text:list-item>
          <text:p text:style-name="P16">The client sends the standard OA4MP request, the service authorizes the user then forwards it to OA4MP. It then returns the response. The client may either communicate directly with OA4MP or it may send its requests to the service which forwards them.</text:p>
        </text:list-item>
        <text:list-item>
          <text:p text:style-name="P16">The service will make the request on behalf of the user. E.g. if the user has the option of creating the request on a form at authorization. <text:s/>The service then makes a signed request using its administrative client and returns the response. The client then takes over the flow. </text:p>
        </text:list-item>
      </text:list>
      <text:p text:style-name="P17">Note that in 2 there is a specific trust relation that allows the admin client using a signed RFC 7523 request to do this <text:span text:style-name="T1">without</text:span><text:span text:style-name="T4"> having they keys for the client. The client, however, must sign all subsequent requests with its keys. This means a client can set its own keys and its admin client does not have to manage them.</text:span></text:p>
      <text:p text:style-name="P1"/>
      <text:h text:style-name="P12" text:outline-level="1">The basic plan</text:h>
      <text:p text:style-name="P1">The essential idea is really simple. <text:span text:style-name="T8">We will designate the existing authorization service as AS. </text:span>Create a dedicated client for your service, called a <text:span text:style-name="T3">service client </text:span><text:span text:style-name="T6"><text:s/>which uses </text:span><text:a xlink:type="simple" xlink:href="https://www.rfc-editor.org/rfc/rfc7523#section-2.1" text:style-name="Internet_20_link" text:visited-style-name="Visited_20_Internet_20_Link"><text:span text:style-name="T6">RFC 7523</text:span></text:a><text:span text:style-name="T6"> to communicate to OA4MP via a back channel. <text:s/></text:span><text:span text:style-name="T7">This client only communicates with signed requests. </text:span></text:p>
      <text:h text:style-name="Heading_20_2" text:outline-level="2">Authorization Code Flow (RFC 6749, §4.1)</text:h>
      <text:p text:style-name="P3"><text:span text:style-name="T6"/></text:p>
      <text:p text:style-name="P4"><text:span text:style-name="T12">+----------+</text:span><text:span text:style-name="T11"><text:line-break/> | Resource |<text:line-break/> | <text:s text:c="2"/>Owner <text:s/>|<text:line-break/> | <text:s text:c="9"/>|<text:line-break/> +----------+<text:line-break/> ^<text:line-break/> |<text:line-break/> (B)<text:line-break/> +----|-----+ <text:s text:c="9"/>Client Identifier <text:s text:c="5"/>+---------------+<text:line-break/> | <text:s text:c="8"/>-+----(A)-- &amp; Redirection URI ----&gt;| <text:s text:c="14"/>|<text:line-break/> | <text:s/>User- <text:s text:c="2"/>| <text:s text:c="32"/>| Authorization | Fwd Token request +------+<text:line-break/> | <text:s/>Agent <text:s/>-+----(B)-- User authenticates ---&gt;| <text:s text:c="4"/>Server <text:s text:c="3"/>+-(E)--------------&gt;|OA4MP |<text:line-break/> | <text:s text:c="9"/>| <text:s text:c="32"/>| <text:s text:c="14"/>| Token response <text:s text:c="3"/>|Server|<text:line-break/> | <text:s text:c="8"/>-+----(C)-- Authorization Code ---&lt;| <text:s text:c="14"/>|&lt;(F)---------------+ <text:s text:c="5"/>|<text:line-break/> +-|----|---+ <text:s text:c="32"/>+---------------+ <text:s text:c="18"/>| <text:s text:c="5"/>|<text:line-break/> | <text:s text:c="3"/>| <text:s text:c="40"/>^ <text:s text:c="5"/>v <text:s text:c="25"/>| <text:s text:c="5"/>|<text:line-break/> (A) <text:s/>(C) <text:s text:c="38"/>| <text:s text:c="5"/>| <text:s text:c="25"/>+------+<text:line-break/> | <text:s text:c="3"/>| <text:s text:c="40"/>| <text:s text:c="5"/>|<text:line-break/> ^ <text:s text:c="3"/>v <text:s text:c="40"/>| <text:s text:c="5"/>|<text:line-break/> +---------+ <text:s text:c="35"/>| <text:s text:c="5"/>|<text:line-break/> | <text:s text:c="8"/>|&gt;---(D)-- Authorization Code -------' <text:s text:c="5"/>|<text:line-break/> | <text:s/>Client | <text:s text:c="9"/>&amp; Redirection URI <text:s text:c="15"/>|<text:line-break/> | <text:s text:c="8"/>| <text:s text:c="42"/>|<text:line-break/></text:span><text:soft-page-break/><text:span text:style-name="T11"> | <text:s text:c="8"/>|&lt;---(G)----- Fwd Access Token -------------'<text:line-break/> +---------+ <text:s text:c="6"/>(w/ Optional Refresh Token)<text:line-break/></text:span></text:p>
      <text:p text:style-name="P4"/>
      <text:p text:style-name="Text_20_body">We <text:span text:style-name="T14">follow the specification and reproduce their diagram with the addition of the OA4MP server. In that case, the only changes to the flow are from (E) onward. </text:span></text:p>
      <text:p text:style-name="P5">(E) <text:span text:style-name="T15">The AS authenticates the client etc., then constructs the signed RFC 7523 compliant token request for the OA4MP server.</text:span></text:p>
      <text:p text:style-name="P7">(F) The OA4MP server responds with the access token (may include refresh token).</text:p>
      <text:p text:style-name="P7">(G) The AS constructs the response from (F) and responds tot he client.</text:p>
      <text:p text:style-name="P7"/>
      <text:p text:style-name="P8"><text:span text:style-name="T15">Note that all subsequent requests for the issuer (refreshes, exchanges, token introspection etc., </text:span><text:span text:style-name="T2">except </text:span>the<text:span text:style-name="T2"> </text:span><text:span text:style-name="T5">user info call, which the AS must service since it has the information to do so) are simply forwarded on to the OA4MP server and the responses are forwarded back to the client.</text:span></text:p>
      <text:h text:style-name="Heading_20_2" text:outline-level="2">Device Code Flow (RFC 8628 §1)</text:h>
      <text:p text:style-name="Text_20_body"/>
      <text:p text:style-name="P11" loext:marker-style-name="T9"><text:span text:style-name="T10"><text:line-break/></text:span><text:span text:style-name="T13">+----------+ <text:s text:c="31"/>+----------------+<text:line-break/>| <text:s text:c="9"/>|&gt;---(A)-- Client Identifier ---&gt;| <text:s text:c="15"/>|<text:line-break/>| <text:s text:c="9"/>| <text:s text:c="31"/>| <text:s text:c="15"/>|<text:line-break/>| <text:s text:c="9"/>|&lt;---(B)-- Device Code, <text:s text:c="5"/>---&lt;| <text:s text:c="15"/>|<text:line-break/>| <text:s text:c="9"/>| <text:s text:c="9"/>User Code, <text:s text:c="11"/>| <text:s text:c="15"/>|<text:line-break/>| <text:s/>Device <text:s/>| <text:s text:c="9"/>&amp; Verification URI <text:s text:c="3"/>| <text:s text:c="15"/>|<text:line-break/>| <text:s/>Client <text:s/>| <text:s text:c="31"/>| <text:s text:c="15"/>|<text:line-break/>| <text:s text:c="9"/>| <text:s/>[polling] <text:s text:c="20"/>| <text:s text:c="15"/>|<text:line-break/>| <text:s text:c="9"/>|&gt;---(E)-- Device Code <text:s text:c="6"/>---&gt;| <text:s text:c="15"/>|<text:line-break/>| <text:s text:c="9"/>| <text:s text:c="9"/>&amp; Client Identifier <text:s text:c="2"/>| <text:s text:c="15"/>| <text:s text:c="15"/>+------+<text:line-break/>| <text:s text:c="9"/>| <text:s text:c="31"/>| <text:s/>Authorization | Fwd request <text:s text:c="3"/>|OA4MP |<text:line-break/>| <text:s text:c="9"/>|&lt;---(H)-- Access Token <text:s text:c="5"/>---&lt;| <text:s text:c="4"/>Server <text:s text:c="4"/>+--(F)----------&gt;|Server|<text:line-break/>+----------+ <text:s text:c="2"/>(&amp; Optional Refresh Token) <text:s text:c="2"/>| <text:s text:c="15"/>| Respone <text:s text:c="7"/>| <text:s text:c="5"/>|<text:line-break/> <text:s text:c="5"/>v <text:s text:c="36"/>| <text:s text:c="15"/>|&lt;-(G)-----------+ <text:s text:c="5"/>|<text:line-break/> <text:s text:c="5"/>: <text:s text:c="36"/>| <text:s text:c="15"/>| <text:s text:c="15"/>| <text:s text:c="5"/>|<text:line-break/> <text:s text:c="4"/>(C) User Code &amp; Verification URI <text:s text:c="6"/>| <text:s text:c="15"/>| <text:s text:c="15"/>+------+<text:line-break/> <text:s text:c="5"/>: <text:s text:c="36"/>| <text:s text:c="15"/>|<text:line-break/> <text:s text:c="5"/>v <text:s text:c="36"/>| <text:s text:c="15"/>|<text:line-break/>+----------+ <text:s text:c="31"/>| <text:s text:c="15"/>|<text:line-break/>| End User | <text:s text:c="31"/>| <text:s text:c="15"/>|<text:line-break/>| <text:s text:c="3"/>at <text:s text:c="3"/>|&lt;---(D)-- End user reviews <text:s/>---&gt;| <text:s text:c="15"/>|<text:line-break/>| <text:s/>Browser | <text:s text:c="9"/>authorization request | <text:s text:c="15"/>|<text:line-break/>+----------+ <text:s text:c="31"/>+----------------+<text:line-break/></text:span></text:p>
      <text:p text:style-name="P9">We <text:span text:style-name="T14">follow the specification and reproduce their diagram with the addition of the OA4MP server. In that case, the only changes to the flow are from (</text:span><text:span text:style-name="T16">F</text:span><text:span text:style-name="T14">) onward. </text:span></text:p>
      <text:p text:style-name="P10">(F) The authorization server validates the device code sent by the Device Client and creates a signed, RFFC 7523 compliant token request to the OA4MP server-oa2</text:p>
      <text:p text:style-name="P10">(G) The OA4MP server responds with an access token and possibly a refresh token, which is returned to the device client.</text:p>
      <text:p text:style-name="P9"><text:span text:style-name="T15">Note that all subsequent requests for the issuer (refreshes, exchanges, token introspection etc., </text:span><text:span text:style-name="T2">except </text:span>the<text:span text:style-name="T2"> </text:span><text:span text:style-name="T5">user info call, which the AS must service since it has the information to do so) are simply forwarded on to the OA4MP server and the responses are forwarded back to the client.</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06:23:52.029137951</meta:creation-date>
    <dc:date>2025-08-14T08:02:58.913716367</dc:date>
    <meta:editing-duration>PT3H43M39S</meta:editing-duration>
    <meta:editing-cycles>5</meta:editing-cycles>
    <meta:generator>LibreOffice/24.2.7.2$Linux_X86_64 LibreOffice_project/420$Build-2</meta:generator>
    <meta:document-statistic meta:table-count="0" meta:image-count="0" meta:object-count="0" meta:page-count="2" meta:paragraph-count="21" meta:word-count="789" meta:character-count="5820" meta:non-whitespace-character-count="3502"/>
  </office:meta>
</office:document-meta>
</file>